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P5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6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7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8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9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10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1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2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3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4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5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6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7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normal" officeooo:rsid="0044ec70" officeooo:paragraph-rsid="0044ec7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6a3fa0" officeooo:paragraph-rsid="006a3fa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a6991" officeooo:paragraph-rsid="006a699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6b81d4" officeooo:paragraph-rsid="006b81d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44ec70" officeooo:paragraph-rsid="0044ec7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711dc8" officeooo:paragraph-rsid="00711dc8" style:font-weight-asian="bold" style:font-weight-complex="bold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T23" style:family="text">
      <style:text-properties officeooo:rsid="006a6991"/>
    </style:style>
    <style:style style:name="T24" style:family="text">
      <style:text-properties officeooo:rsid="006ae92a"/>
    </style:style>
    <style:style style:name="T25" style:family="text">
      <style:text-properties officeooo:rsid="006b81d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17">View Django Model Admin documentation</text:p>
      <text:p text:style-name="P17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17">https://www.revsys.com/static/images/django-1.5-cheatsheet.pdf</text:p>
      <text:p text:style-name="P18">ccbv.co.uk</text:p>
      <text:p text:style-name="P18"/>
      <text:p text:style-name="P2"/>
      <text:p text:style-name="P2">=&gt; Overriding save method in models</text:p>
      <text:p text:style-name="P5">from django.utils.text import slugify</text:p>
      <text:p text:style-name="P6">Use Slugify module to create slugs, <text:span text:style-name="T1">use slugify function and use super().save() to override the method </text:span></text:p>
      <text:p text:style-name="P7">makemigrations, migrate</text:p>
      <text:p text:style-name="P1"/>
      <text:p text:style-name="P1">=&gt; Fetch data in tabular form <text:span text:style-name="T2">of the particular model</text:span></text:p>
      <text:p text:style-name="P8">admin.py &gt; <text:span text:style-name="T3">creating a class. CategoryAdmin</text:span></text:p>
      <text:p text:style-name="P8"/>
      <text:p text:style-name="P8"/>
      <text:p text:style-name="P3">&lt;---------------------------------------------------------------&gt;</text:p>
      <text:p text:style-name="P9">In views, def a function <text:span text:style-name="T4">to show views as in django, views act as a controller. </text:span></text:p>
      <text:p text:style-name="P10">Return the rendered object</text:p>
      <text:p text:style-name="P10"/>
      <text:p text:style-name="P11">Create URL.py file in each app</text:p>
      <text:p text:style-name="P12">On url, import views <text:span text:style-name="T5">on url and create path() to navigate</text:span></text:p>
      <text:p text:style-name="P12"/>
      <text:p text:style-name="P13">Zinza template {{ <text:s/>}} is used to display in template</text:p>
      <text:p text:style-name="P14"/>
      <text:p text:style-name="P14">For condition in template, use {% if condition %}……<text:span text:style-name="T7">{% else %}</text:span>….. <text:span text:style-name="T6">{% endif %}</text:span></text:p>
      <text:p text:style-name="P14"/>
      <text:p text:style-name="P15">For Loop, use {% for i in data %}………………..{% endfor %}</text:p>
      <text:p text:style-name="P11"/>
      <text:p text:style-name="P11"/>
      <text:p text:style-name="P11">---------------------<text:span text:style-name="T8">Creating a login page -----------------------------------</text:span></text:p>
      <text:p text:style-name="P16">- Create an app user_profile</text:p>
      <text:p text:style-name="P16">- <text:span text:style-name="T12">Register app in the settings.py file of base project</text:span></text:p>
      <text:p text:style-name="P16">- <text:span text:style-name="T9">Create urls.py file in each app, this is where all the routing for the app is given.</text:span></text:p>
      <text:p text:style-name="P16">- <text:span text:style-name="T10">Map/Include urls.py of each app with the base project urls.py</text:span></text:p>
      <text:p text:style-name="P16">- <text:span text:style-name="T11">If using namespace in base urls file, define the namespace as app_name in particular app’s urls.py</text:span></text:p>
      <text:p text:style-name="P16">- <text:span text:style-name="T13">Import, loginview and logoutview from django library in url file.</text:span></text:p>
      <text:p text:style-name="P16">- <text:span text:style-name="T14">At form take csrf_token, otherwise, forbidden to the page occurs</text:span></text:p>
      <text:p text:style-name="P16">- LOGIN_REDIRECT_URL = '/' <text:span text:style-name="T15">at settings, then redirects to the / =&gt; home page after logged in</text:span></text:p>
      <text:p text:style-name="P16"/>
      <text:p text:style-name="P16"/>
      <text:p text:style-name="P4">------------------------- <text:span text:style-name="T16">Creating base templates----------------------------------</text:span></text:p>
      <text:p text:style-name="P16">- <text:span text:style-name="T17">Create a templates folder in base project dir</text:span></text:p>
      <text:p text:style-name="P16">- <text:span text:style-name="T18">Create a base.html file inside the folder and make dynamic</text:span></text:p>
      <text:p text:style-name="P16">- <text:span text:style-name="T21">Register the dir in settings, as templates-&gt;dir</text:span></text:p>
      <text:p text:style-name="P16">- <text:span text:style-name="T19">Now extends the file in apps templates</text:span></text:p>
      <text:p text:style-name="P16">- <text:span text:style-name="T20">Create static folder in base dir</text:span></text:p>
      <text:p text:style-name="P16">- <text:span text:style-name="T20">Register the dir in settings, as staticfiles_dir</text:span></text:p>
      <text:p text:style-name="P16">- <text:span text:style-name="T22">{% load staticfiles %} at top of base.html and link to the css</text:span></text:p>
      <text:p text:style-name="P19"/>
      <text:p text:style-name="P23">----------------------- <text:span text:style-name="T23">Query set test should be done in shell -----------------------</text:span></text:p>
      <text:p text:style-name="P20">python manage.py shell, env should be activated</text:p>
      <text:p text:style-name="P24">View objects of category</text:p>
      <text:p text:style-name="P20">from apps.quiz.models import Category</text:p>
      <text:p text:style-name="P21"><text:soft-page-break/><text:span text:style-name="T25">c = C</text:span>ategory.objects.<text:span text:style-name="T24">all()</text:span></text:p>
      <text:p text:style-name="P22">for i in c:</text:p>
      <text:p text:style-name="P22"><text:tab/>print(i.name)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0T19:23:29.267197400</dc:date>
    <meta:editing-duration>PT4H11M32S</meta:editing-duration>
    <meta:editing-cycles>65</meta:editing-cycles>
    <meta:generator>LibreOffice/6.0.6.2$Linux_X86_64 LibreOffice_project/00m0$Build-2</meta:generator>
    <meta:document-statistic meta:table-count="0" meta:image-count="0" meta:object-count="0" meta:page-count="2" meta:paragraph-count="42" meta:word-count="334" meta:character-count="2215" meta:non-whitespace-character-count="1921"/>
  </office:meta>
</office:document-meta>
</file>